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style:font-name="Arial" style:font-name-complex="Arial" fo:color="#4D5156" fo:font-size="10.5pt" style:font-size-asian="10.5pt" style:font-size-complex="10.5pt" fo:background-color="#FFFFFF"/>
    </style:style>
    <style:style style:name="P3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5.3in"/>
        </style:tab-stops>
      </style:paragraph-properties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GitHub is a developer platform that allows developers to create, store, manage and share their code.</text:span></text:p>
      <text:p text:style-name="Normal">#To check the version</text:p>
      <text:p text:style-name="Normal">Git –version</text:p>
      <text:p text:style-name="Normal"># Configuration</text:p>
      <text:p text:style-name="Normal">git config --global user.name "Mayur Tambe”</text:p>
      <text:p text:style-name="Normal"><text:s/>git config --global user.email<text:s/>“<text:a xlink:href="mailto:tambem22@gmail.com" office:target-frame-name="_top" xlink:show="replace"><text:span text:style-name="Hyperlink">tambem22@gmail.com</text:span></text:a>”<text:line-break/><text:line-break/># Initialize the folder<text:line-break/>Go<text:s/>to folder and use<text:line-break/>git init</text:p>
      <text:p text:style-name="Normal"><draw:frame draw:z-index="251664384" draw:id="id0" draw:style-name="a0" draw:name="Text Box 9" text:anchor-type="paragraph" svg:x="5.76736in" svg:y="1.97708in" svg:width="1.83333in" svg:height="0.69167in" style:rel-width="scale" style:rel-height="scale"><draw:text-box><text:p text:style-name="Normal">Remote feature branch</text:p></draw:text-box><svg:title/><svg:desc/></draw:frame><draw:connector draw:type="line" svg:x1="6.47569in" svg:y1="1.27708in" svg:x2="6.50069in" svg:y2="1.96042in" draw:z-index="251663360" draw:id="id1" draw:style-name="a2" draw:name="AutoShape 8" text:anchor-type="paragraph"><svg:title/><svg:desc/></draw:connector><draw:frame draw:z-index="251662336" draw:id="id2" draw:style-name="a3" draw:name="Text Box 7" text:anchor-type="paragraph" svg:x="5.69236in" svg:y="0.43542in" svg:width="1.55in" svg:height="0.68333in" style:rel-width="scale" style:rel-height="scale"><draw:text-box><text:p text:style-name="Normal">Local feature branch</text:p></draw:text-box><svg:title/><svg:desc/></draw:frame><draw:connector draw:type="line" svg:x1="4.65903in" svg:y1="0.76875in" svg:x2="5.54236in" svg:y2="0.76042in" draw:z-index="251661312" draw:id="id3" draw:style-name="a5" draw:name="AutoShape 6" text:anchor-type="paragraph"><svg:title/><svg:desc/></draw:connector><draw:frame draw:z-index="251660288" draw:id="id4" draw:style-name="a6" draw:name="Text Box 5" text:anchor-type="paragraph" svg:x="3.24236in" svg:y="0.43542in" svg:width="1.24167in" svg:height="0.68333in" style:rel-width="scale" style:rel-height="scale"><draw:text-box><text:p text:style-name="Normal">Local master</text:p></draw:text-box><svg:title/><svg:desc/></draw:frame><draw:connector draw:type="line" svg:x1="2.12569in" svg:y1="0.74375in" svg:x2="3.05069in" svg:y2="0.74375in" draw:z-index="251659264" draw:id="id5" draw:style-name="a8" draw:name="AutoShape 4" text:anchor-type="paragraph"><svg:title/><svg:desc/></draw:connector><draw:frame draw:z-index="251658240" draw:id="id6" draw:style-name="a9" draw:name="Text Box 3" text:anchor-type="paragraph" svg:x="0.35069in" svg:y="0.44375in" svg:width="1.69167in" svg:height="0.64167in" style:rel-width="scale" style:rel-height="scale"><draw:text-box><text:p text:style-name="Normal">Github master (Remote master)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tab/>Net line</text:p>
      <text:p text:style-name="P4">Git clone &lt;repository URL&gt;</text:p>
      <text:p text:style-name="P5">Both the below commands are used to create the branch but “git checkout -b &lt;name&gt;” creates and switched to new branch . whereas “git branch &lt;name&gt;” just creates the new branch but doesn’t switch to that branch</text:p>
      <text:p text:style-name="P6">Git checkout -b &lt;branch-name&gt;<text:s/></text:p>
      <text:p text:style-name="P7"><text:s/>git branch &lt;branch-name&gt;</text:p>
      <text:p text:style-name="P8">git status</text:p>
      <text:p text:style-name="P9">Change the files<text:s/><text:line-break/>git add . <text:s/><text:line-break/>git add &lt;path to the file&gt;</text:p>
      <text:p text:style-name="P10"><text:a xlink:href="https://github.com/mayurtambe22/Git-Learning.git" office:target-frame-name="_top" xlink:show="replace"><text:span text:style-name="Hyperlink">https://github.com/mayurtambe22/Git-Learning.git</text:span></text:a><text:line-break/><text:line-break/>git commit -m “&lt;message&gt;”<text:line-break/>git push origin &lt;remote branch name&gt;</text:p>
      <text:p text:style-name="P11">Then when you push file for first tiume you have to create PR – pull request.<text:line-break/>and give the pr link to colleague for approval. Once PR is approved then you are ready to merge your changes into Remote main/matser branch<text:s/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marker draw:name="a7" svg:viewBox="0 0 20 30" svg:d="m10 0-10 30h20z"/>
    <draw:marker draw:name="a1" svg:viewBox="0 0 20 30" svg:d="m10 0-10 30h20z"/>
    <draw:marker draw:name="a4" svg:viewBox="0 0 20 30" svg:d="m10 0-10 30h20z"/>
  </office:styles>
  <office:automatic-styles>
    <style:page-layout style:name="PL0">
      <style:page-layout-properties fo:page-width="8.2708in" fo:page-height="11.6944in" style:print-orientation="portrait" fo:margin-top="0in" fo:margin-left="0.0159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YUR TAMBE</meta:initial-creator>
    <dc:creator>MAYUR TAMBE</dc:creator>
    <meta:creation-date>2024-05-31T17:14:00Z</meta:creation-date>
    <dc:date>2024-05-31T17:14:00Z</dc:date>
    <meta:template xlink:href="Normal" xlink:type="simple"/>
    <meta:editing-cycles>2</meta:editing-cycles>
    <meta:editing-duration>PT540S</meta:editing-duration>
    <meta:user-defined meta:name="GrammarlyDocumentId">5a6f27b4-8308-4dd2-99a6-ba807499735d</meta:user-defined>
    <meta:document-statistic meta:page-count="2" meta:paragraph-count="15" meta:word-count="163" meta:character-count="993" meta:row-count="38" meta:non-whitespace-character-count="836"/>
  </office:meta>
</office:document-meta>
</file>